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d8a" officeooo:paragraph-rsid="0011cd8a"/>
    </style:style>
    <style:style style:name="P2" style:family="paragraph" style:parent-style-name="Standard">
      <style:text-properties officeooo:rsid="0011cd8a" officeooo:paragraph-rsid="0012645b"/>
    </style:style>
    <style:style style:name="P3" style:family="paragraph" style:parent-style-name="Standard">
      <style:text-properties officeooo:rsid="0012645b" officeooo:paragraph-rsid="0012645b"/>
    </style:style>
    <style:style style:name="P4" style:family="paragraph" style:parent-style-name="Standard">
      <style:text-properties fo:color="#000000" officeooo:rsid="0012645b" officeooo:paragraph-rsid="0012645b"/>
    </style:style>
    <style:style style:name="P5" style:family="paragraph" style:parent-style-name="Standard">
      <style:text-properties fo:color="#000000" officeooo:rsid="0011cd8a" officeooo:paragraph-rsid="0012645b"/>
    </style:style>
    <style:style style:name="P6" style:family="paragraph" style:parent-style-name="Standard">
      <style:text-properties fo:color="#000000" officeooo:rsid="00143678" officeooo:paragraph-rsid="00143678"/>
    </style:style>
    <style:style style:name="P7" style:family="paragraph" style:parent-style-name="Standard">
      <style:text-properties fo:color="#000000" officeooo:rsid="0016561b" officeooo:paragraph-rsid="0016561b"/>
    </style:style>
    <style:style style:name="P8" style:family="paragraph" style:parent-style-name="Standard">
      <style:text-properties fo:color="#000000" officeooo:rsid="0017e2d2" officeooo:paragraph-rsid="0017e2d2"/>
    </style:style>
    <style:style style:name="P9" style:family="paragraph" style:parent-style-name="Standard">
      <style:text-properties fo:color="#000000" officeooo:rsid="0018cdfa" officeooo:paragraph-rsid="0018cdfa"/>
    </style:style>
    <style:style style:name="P10" style:family="paragraph" style:parent-style-name="Standard">
      <style:text-properties fo:color="#000000" officeooo:rsid="001c4b95" officeooo:paragraph-rsid="001c4b95"/>
    </style:style>
    <style:style style:name="P11" style:family="paragraph" style:parent-style-name="Standard">
      <style:text-properties fo:color="#000000" officeooo:rsid="001c4b95" officeooo:paragraph-rsid="001da216"/>
    </style:style>
    <style:style style:name="P12" style:family="paragraph" style:parent-style-name="Standard">
      <style:text-properties fo:color="#000000" officeooo:rsid="00205acf" officeooo:paragraph-rsid="001c4b95"/>
    </style:style>
    <style:style style:name="P13" style:family="paragraph" style:parent-style-name="Standard">
      <style:text-properties fo:color="#000000" officeooo:rsid="00205acf" officeooo:paragraph-rsid="00205acf"/>
    </style:style>
    <style:style style:name="P14" style:family="paragraph" style:parent-style-name="Standard">
      <style:text-properties fo:color="#000000" officeooo:paragraph-rsid="00205acf"/>
    </style:style>
    <style:style style:name="P15" style:family="paragraph" style:parent-style-name="Standard">
      <style:text-properties fo:color="#000000" officeooo:rsid="0021e173" officeooo:paragraph-rsid="00205acf"/>
    </style:style>
    <style:style style:name="P16" style:family="paragraph" style:parent-style-name="Standard">
      <style:text-properties fo:color="#000000" officeooo:rsid="0021e173" officeooo:paragraph-rsid="0021e173"/>
    </style:style>
    <style:style style:name="P17" style:family="paragraph" style:parent-style-name="Standard">
      <style:text-properties fo:color="#000000" officeooo:rsid="0023724f" officeooo:paragraph-rsid="0023724f"/>
    </style:style>
    <style:style style:name="P18" style:family="paragraph" style:parent-style-name="Standard">
      <style:text-properties officeooo:paragraph-rsid="0016561b"/>
    </style:style>
    <style:style style:name="P19" style:family="paragraph" style:parent-style-name="Preformatted_20_Text">
      <style:text-properties fo:color="#000000" style:font-name="DejaVu Sans Mono" fo:font-size="10.6000003814697pt" officeooo:rsid="0011cd8a" officeooo:paragraph-rsid="0011cd8a"/>
    </style:style>
    <style:style style:name="P20" style:family="paragraph" style:parent-style-name="Preformatted_20_Text">
      <style:text-properties fo:color="#000000" style:font-name="DejaVu Sans Mono" fo:font-size="10.6000003814697pt" officeooo:rsid="0021e173" officeooo:paragraph-rsid="0021e173"/>
    </style:style>
    <style:style style:name="P21" style:family="paragraph" style:parent-style-name="Preformatted_20_Text">
      <style:text-properties fo:color="#000000" officeooo:rsid="0012645b" officeooo:paragraph-rsid="0012645b"/>
    </style:style>
    <style:style style:name="P22" style:family="paragraph" style:parent-style-name="Preformatted_20_Text">
      <style:text-properties officeooo:rsid="0012645b" officeooo:paragraph-rsid="0012645b"/>
    </style:style>
    <style:style style:name="P23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3678" officeooo:paragraph-rsid="00143678"/>
    </style:style>
    <style:style style:name="P24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officeooo:rsid="00148ea4" officeooo:paragraph-rsid="00148ea4"/>
    </style:style>
    <style:style style:name="P2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26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</style:style>
    <style:style style:name="P27" style:family="paragraph" style:parent-style-name="Preformatted_20_Text">
      <style:paragraph-properties fo:margin-top="0cm" fo:margin-bottom="0.499cm" style:contextual-spacing="false" fo:line-height="150%" fo:text-align="start" style:justify-single-word="false" fo:widows="1" fo:padding="0.049cm" fo:border="0.06pt solid #e0e0e6"/>
      <style:text-properties fo:color="#000000" officeooo:rsid="0012645b"/>
    </style:style>
    <style:style style:name="P2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0.6000003814697pt" fo:font-weight="bold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fo:color="#808080" style:font-name="DejaVu Sans Mono" fo:font-size="10.6000003814697pt" fo:font-style="italic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</style:style>
    <style:style style:name="P32" style:family="paragraph" style:parent-style-name="Preformatted_20_Text">
      <style:paragraph-properties fo:line-height="150%" fo:text-align="start" style:justify-single-word="false" fo:widows="1" fo:padding="0.049cm" fo:border="0.06pt solid #e0e0e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0.6000003814697pt" fo:font-weight="bold"/>
    </style:style>
    <style:style style:name="T5" style:family="text">
      <style:text-properties style:font-name="DejaVu Sans Mono" fo:font-size="10.6000003814697pt"/>
    </style:style>
    <style:style style:name="T6" style:family="text">
      <style:text-properties officeooo:rsid="0012645b"/>
    </style:style>
    <style:style style:name="T7" style:family="text">
      <style:text-properties fo:font-variant="normal" fo:text-transform="none" style:font-name="Consolas" fo:font-size="10.5pt" fo:letter-spacing="normal" fo:font-style="normal" fo:font-weight="normal" fo:padding="0cm" fo:border="none"/>
    </style:style>
    <style:style style:name="T8" style:family="text">
      <style:text-properties fo:font-variant="normal" fo:text-transform="none" fo:color="#000000" style:font-name="Consolas" fo:font-size="10.5pt" fo:letter-spacing="normal" fo:font-style="normal" fo:font-weight="normal" fo:padding="0cm" fo:border="none"/>
    </style:style>
    <style:style style:name="T9" style:family="text">
      <style:text-properties fo:font-variant="normal" fo:text-transform="none" fo:color="#000000" style:font-name="Consolas" fo:font-size="10.5pt" fo:letter-spacing="normal" fo:font-style="normal" fo:font-weight="normal" officeooo:rsid="00137469" fo:padding="0cm" fo:border="none"/>
    </style:style>
    <style:style style:name="T10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11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fo:padding="0cm" fo:border="none"/>
    </style:style>
    <style:style style:name="T12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1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14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fo:padding="0cm" fo:border="none"/>
    </style:style>
    <style:style style:name="T15" style:family="text">
      <style:text-properties fo:color="#000000" officeooo:rsid="0016561b"/>
    </style:style>
    <style:style style:name="T16" style:family="text">
      <style:text-properties fo:font-size="13pt" fo:font-weight="bold" officeooo:rsid="0012645b" style:font-size-asian="13pt" style:font-weight-asian="bold" style:font-size-complex="13pt" style:font-weight-complex="bold"/>
    </style:style>
    <style:style style:name="T17" style:family="text">
      <style:text-properties officeooo:rsid="001da216"/>
    </style:style>
    <style:style style:name="T18" style:family="text">
      <style:text-properties officeooo:rsid="00205acf"/>
    </style:style>
    <style:style style:name="T19" style:family="text">
      <style:text-properties fo:color="#008000" fo:font-weight="bold"/>
    </style:style>
    <style:style style:name="T20" style:family="text">
      <style:text-properties fo:color="#008000" style:font-name="DejaVu Sans Mono" fo:font-size="10.6000003814697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 Curso RoR Nov 2017 </text:p>
      <text:p text:style-name="P1"/>
      <text:p text:style-name="P1"/>
      <text:p text:style-name="P1">$ rails new miBlog</text:p>
      <text:p text:style-name="P1">$ cd miBlog</text:p>
      <text:p text:style-name="P1"/>
      <text:p text:style-name="P1">Cambiar gema sqlite3 por gema pg</text:p>
      <text:p text:style-name="P1"/>
      <text:p text:style-name="P1"><text:span text:style-name="T1">database.yml</text:span> </text:p>
      <text:p text:style-name="P19"><text:span text:style-name="T3">default: </text:span>&amp;default</text:p>
      <text:p text:style-name="P28"><text:s text:c="2"/><text:span text:style-name="T4">adapter: </text:span><text:span text:style-name="T5">postgresql</text:span></text:p>
      <text:p text:style-name="P28"><text:s text:c="2"/><text:span text:style-name="T4">encoding: </text:span><text:span text:style-name="T5">unicode</text:span></text:p>
      <text:p text:style-name="P28"><text:s text:c="2"/><text:span text:style-name="T4">host: </text:span><text:span text:style-name="T5">localhost</text:span></text:p>
      <text:p text:style-name="P28"><text:s text:c="2"/><text:span text:style-name="T4">pool: </text:span><text:span text:style-name="T5">5</text:span></text:p>
      <text:p text:style-name="P28"><text:s text:c="2"/><text:span text:style-name="T4">username: </text:span><text:span text:style-name="T5">phn001</text:span></text:p>
      <text:p text:style-name="P28"><text:s text:c="2"/><text:span text:style-name="T4">password: </text:span><text:span text:style-name="T5">phn001</text:span></text:p>
      <text:p text:style-name="P29">development:</text:p>
      <text:p text:style-name="P28"><text:span text:style-name="T2"><text:s text:c="2"/></text:span><text:span text:style-name="T4">&lt;&lt;: </text:span><text:span text:style-name="T5">*default</text:span></text:p>
      <text:p text:style-name="P28"><text:s text:c="2"/><text:span text:style-name="T4">database: </text:span><text:span text:style-name="T5">miblog_development</text:span></text:p>
      <text:p text:style-name="P30"># Warning: The database defined as "test" will be erased and</text:p>
      <text:p text:style-name="P30"># re-generated from your development database when you run "rake".</text:p>
      <text:p text:style-name="P30"># Do not set this db to the same as development or production.</text:p>
      <text:p text:style-name="P29">test:</text:p>
      <text:p text:style-name="P28"><text:span text:style-name="T2"><text:s text:c="2"/></text:span><text:span text:style-name="T4">&lt;&lt;: </text:span><text:span text:style-name="T5">*default</text:span></text:p>
      <text:p text:style-name="P28"><text:s text:c="2"/><text:span text:style-name="T4">database: </text:span><text:span text:style-name="T5">miblog_test</text:span></text:p>
      <text:p text:style-name="P29">production:</text:p>
      <text:p text:style-name="P28"><text:span text:style-name="T2"><text:s text:c="2"/></text:span><text:span text:style-name="T4">&lt;&lt;: </text:span><text:span text:style-name="T5">*default</text:span></text:p>
      <text:p text:style-name="P25"><text:s text:c="2"/><text:span text:style-name="T4">database: </text:span><text:span text:style-name="T5">miblog_production</text:span></text:p>
      <text:p text:style-name="P1">$ rails db:create</text:p>
      <text:p text:style-name="P2">$ rails s <text:span text:style-name="T6">para comprobar que fucniona </text:span></text:p>
      <text:p text:style-name="P2"/>
      <text:p text:style-name="P2"><text:span text:style-name="T16">HEROKU </text:span><text:span text:style-name="T6"><text:s text:c="2"/></text:span></text:p>
      <text:p text:style-name="P1"/>
      <text:p text:style-name="P3">Instalar el cliente Heroku:</text:p>
      <text:p text:style-name="P3"/>
      <text:p text:style-name="P22"><text:span text:style-name="Source_20_Text"><text:span text:style-name="T9">$</text:span></text:span><text:span text:style-name="Source_20_Text"><text:span text:style-name="T8">wget -qO- https://cli-assets.heroku.com/install-ubuntu.sh | sh</text:span></text:span></text:p>
      <text:p text:style-name="P4"/>
      <text:p text:style-name="P21"><text:span text:style-name="Source_20_Text"><text:span text:style-name="T7">$heroku login</text:span></text:span></text:p>
      <text:p text:style-name="P32"><text:span text:style-name="Source_20_Text"><text:span text:style-name="T8">Enter your Heroku credentials.</text:span></text:span></text:p>
      <text:p text:style-name="P32"><text:span text:style-name="Source_20_Text"><text:span text:style-name="T8">Email: </text:span></text:span><text:span text:style-name="Source_20_Text"><text:span text:style-name="T9">palomahnhp</text:span></text:span><text:span text:style-name="Source_20_Text"><text:span text:style-name="T8">@</text:span></text:span><text:span text:style-name="Source_20_Text"><text:span text:style-name="T9">gmail</text:span></text:span><text:span text:style-name="Source_20_Text"><text:span text:style-name="T8">.com</text:span></text:span></text:p>
      <text:p text:style-name="P32"><text:span text:style-name="Source_20_Text"><text:span text:style-name="T8">Password (typing will be hidden):</text:span></text:span></text:p>
      <text:p text:style-name="P26"><text:span text:style-name="Source_20_Text"><text:span text:style-name="T8">Authentication successful.</text:span></text:span></text:p>
      <text:p text:style-name="P21">$heroku keys:add </text:p>
      <text:p text:style-name="P21"/>
      <text:p text:style-name="P21"><text:span text:style-name="Source_20_Text"><text:span text:style-name="T7">$cd ~/miblog</text:span></text:span></text:p>
      <text:p text:style-name="P32"/>
      <text:p text:style-name="P32"><text:span text:style-name="Source_20_Text"><text:span text:style-name="T8">$ heroku create</text:span></text:span></text:p>
      <text:p text:style-name="P32"><text:soft-page-break/><text:span text:style-name="Source_20_Text"><text:span text:style-name="T8">Creating app... done, ⬢ sleepy-meadow-81798</text:span></text:span></text:p>
      <text:p text:style-name="P27"><text:span text:style-name="Source_20_Text"><text:span text:style-name="T8"/></text:span></text:p>
      <text:p text:style-name="P5"><text:span text:style-name="T6">Esto crea la aplicación con un nombre al azar que luego se puede cambiar desde heroku, settings</text:span></text:p>
      <text:p text:style-name="P5"/>
      <text:p text:style-name="P5"><text:span text:style-name="T6">O crear directamente desde Heroku <text:s/></text:span><text:s/></text:p>
      <text:p text:style-name="P5"/>
      <text:p text:style-name="P9">$heroku keys:add</text:p>
      <text:p text:style-name="P9">Found an SSH public key at /home/phn001/.ssh/id_rsa.pub</text:p>
      <text:p text:style-name="P9">? Would you like to upload it to Heroku? Yes</text:p>
      <text:p text:style-name="P9">Uploading /home/phn001/.ssh/id_rsa.pub SSH key... done</text:p>
      <text:p text:style-name="P9"/>
      <text:p text:style-name="P5"/>
      <text:p text:style-name="P6">REMOTES </text:p>
      <text:p text:style-name="P6"/>
      <text:p text:style-name="P23">git remote add origin https://github.com/palomahnhp/miBlogLap.git</text:p>
      <text:p text:style-name="P24">git remote set-url heroku https://git.heroku.com/mibloglap.git</text:p>
      <text:p text:style-name="P6"/>
      <text:p text:style-name="P7">$ git remote -v</text:p>
      <text:p text:style-name="P7">heroku<text:tab/>https://git.heroku.com/mibloglap.git (fetch)</text:p>
      <text:p text:style-name="P7">heroku<text:tab/>https://git.heroku.com/mibloglap.git (push)</text:p>
      <text:p text:style-name="P7">origin<text:tab/>https://github.com/palomahnhp/miBlogLap.git (fetch)</text:p>
      <text:p text:style-name="P7">origin<text:tab/>https://github.com/palomahnhp/miBlogLap.git (push)</text:p>
      <text:p text:style-name="P7"/>
      <text:p text:style-name="P7">Rails new crea por defecto Gemfile con sqllte3 pero Heroku solo funciona con postgresql por lo que se debe crear un grupo producción para la gema pg y meter lade my sql en grupo desarrollo</text:p>
      <text:p text:style-name="P7">y en local ejecutar </text:p>
      <text:p text:style-name="P18"><text:span text:style-name="T15"><text:s/></text:span><text:span text:style-name="Source_20_Text"><text:span text:style-name="T10">group :production </text:span></text:span><text:span text:style-name="Source_20_Text"><text:span text:style-name="T13">do</text:span></text:span></text:p>
      <text:p text:style-name="P31"><text:span text:style-name="Source_20_Text"><text:span text:style-name="T12"><text:s text:c="2"/></text:span></text:span><text:span text:style-name="Source_20_Text"><text:span text:style-name="T10">gem </text:span></text:span><text:span text:style-name="Source_20_Text"><text:span text:style-name="T14">'pg'</text:span></text:span><text:span text:style-name="Source_20_Text"><text:span text:style-name="T10">,</text:span></text:span><text:span text:style-name="Source_20_Text"><text:span text:style-name="T11"> </text:span></text:span><text:span text:style-name="Source_20_Text"><text:span text:style-name="T14">'0.12.2'</text:span></text:span></text:p>
      <text:p text:style-name="P31"><text:span text:style-name="Source_20_Text"><text:span text:style-name="T13">end</text:span></text:span></text:p>
      <text:p text:style-name="P7"/>
      <text:p text:style-name="P18"><text:span text:style-name="T15">$</text:span><text:span text:style-name="Source_20_Text"><text:span text:style-name="T10">bundle install --without production</text:span></text:span></text:p>
      <text:p text:style-name="P7"/>
      <text:p text:style-name="P17">Para consultar el postgresql de heroku:</text:p>
      <text:p text:style-name="P17">$heroku pg:psql</text:p>
      <text:p text:style-name="P17">--&gt; Connecting to postgresql-lively-20910</text:p>
      <text:p text:style-name="P17">psql (9.5.7, server 9.6.4)</text:p>
      <text:p text:style-name="P17">WARNING: psql major version 9.5, server major version 9.6.</text:p>
      <text:p text:style-name="P17"><text:s text:c="9"/>Some psql features might not work.</text:p>
      <text:p text:style-name="P17">SSL connection (protocol: TLSv1.2, cipher: ECDHE-RSA-AES256-GCM-SHA384, bits: 256, compression: off)</text:p>
      <text:p text:style-name="P17">Type "help" for help.</text:p>
      <text:p text:style-name="P17"></text:p>
      <text:p text:style-name="P17">mibloglap::DATABASE=&gt; </text:p>
      <text:p text:style-name="P17"></text:p>
      <text:p text:style-name="P17"/>
      <text:p text:style-name="P8">$ git add .</text:p>
      <text:p text:style-name="P8">$ git commit -m 'initial commit'</text:p>
      <text:p text:style-name="P8"><text:soft-page-break/>$ git push origin master</text:p>
      <text:p text:style-name="P8"><text:bookmark-start text:name="__DdeLink__3_1500281139"/>$ git push heroku master<text:bookmark-end text:name="__DdeLink__3_1500281139"/></text:p>
      <text:p text:style-name="P7"/>
      <text:p text:style-name="P10">$rails g controller Staticas nosotros contacto</text:p>
      <text:p text:style-name="P10"/>
      <text:p text:style-name="P11">Git push <text:span text:style-name="T17">origin </text:span>estaticas</text:p>
      <text:p text:style-name="P10"><text:bookmark-start text:name="__DdeLink__6_1500281139"/>Git push heroku estaticas:master<text:bookmark-end text:name="__DdeLink__6_1500281139"/></text:p>
      <text:p text:style-name="P12"/>
      <text:p text:style-name="P13">Bootstrap: </text:p>
      <text:p text:style-name="P13"/>
      <text:p text:style-name="P13">añadir en gemfile </text:p>
      <text:p text:style-name="P13">renombrar application.css a application.scss</text:p>
      <text:p text:style-name="P13"/>
      <text:p text:style-name="P14"><text:span text:style-name="T18">y añadir </text:span></text:p>
      <text:p text:style-name="P14"/>
      <text:p text:style-name="P14"><text:span text:style-name="T4">@import </text:span><text:span text:style-name="T20">"bootstrap"</text:span><text:span text:style-name="T5">;</text:span></text:p>
      <text:p text:style-name="P15"/>
      <text:p text:style-name="P16">ARTICULOS </text:p>
      <text:p text:style-name="P16"/>
      <text:p text:style-name="P20">rails g controller Articulos new index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DejaVu Sans Mono" svg:font-family="'DejaVu Sans Mono'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7:41:15.245740410</meta:creation-date>
    <dc:date>2017-11-16T19:18:26.999306447</dc:date>
    <meta:editing-duration>PT1H22M24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83" meta:word-count="353" meta:character-count="2615" meta:non-whitespace-character-count="2266"/>
  </office:meta>
</office:document-meta>
</file>